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游ゴシック Light" svg:font-family="游ゴシック Light" style:font-family-generic="modern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游明朝" svg:font-family="游明朝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indent="0.4923in"/>
    </style:style>
    <style:style style:name="P3" style:parent-style-name="Standard" style:family="paragraph">
      <style:paragraph-properties fo:text-indent="0.4923in"/>
    </style:style>
    <style:style style:name="P4" style:parent-style-name="Standard" style:family="paragraph">
      <style:paragraph-properties fo:margin-left="0.9847in">
        <style:tab-stops/>
      </style:paragraph-properties>
    </style:style>
    <style:style style:name="P5" style:parent-style-name="Standard" style:family="paragraph">
      <style:paragraph-properties fo:text-indent="0.4923in"/>
    </style:style>
    <style:style style:name="P6" style:parent-style-name="Standard" style:family="paragraph">
      <style:paragraph-properties fo:text-indent="0.4923in"/>
    </style:style>
    <style:style style:name="P7" style:parent-style-name="Standard" style:family="paragraph">
      <style:paragraph-properties fo:text-indent="0.4923in"/>
    </style:style>
    <style:style style:name="P8" style:parent-style-name="Standard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</style:style>
  </office:automatic-styles>
  <office:body>
    <office:text text:use-soft-page-breaks="true">
      <text:p text:style-name="P1">REWORD TO BE SINGLE TYPE</text:p>
      <text:p text:style-name="Standard"/>
      <text:p text:style-name="Standard">Weapons to lose<text:s/>(If no weapons or gear are lost, it says “equip”)<text:s/>OPTIONAL</text:p>
      <text:p text:style-name="Standard">Wargear to lose<text:s/>OPTIONAL</text:p>
      <text:p text:style-name="Standard">Restrict via Model<text:s/>(if unit only has one model use “this model”)<text:s/>OPTIONAL</text:p>
      <text:p text:style-name="Standard">Restrict via Weapon<text:s/>(i.e. can each have their lasguns may<text:s/>replaced<text:s/>with…)<text:s/>OPTIONAL</text:p>
      <text:p text:style-name="Standard">Restrict via Gear<text:s/>OPTIONAL</text:p>
      <text:p text:style-name="Standard"/>
      <text:p text:style-name="Standard">Can take for every<text:s/>(i.e.<text:s/>For every 5 models etc.)<text:s/>OPTIONAL</text:p>
      <text:p text:style-name="Standard">Limit how many models can take (i.e. Up to 4 Guardsman can…)<text:s/>OPTIONAL</text:p>
      <text:p text:style-name="Standard">Limit how many options they can take<text:s/>(i.e. can take 1 of the following)<text:s/>OPTIONAL</text:p>
      <text:p text:style-name="Standard"><text:tab/><text:tab/><text:tab/><text:tab/><text:tab/>(if set to &gt;1 then mention duplicates)</text:p>
      <text:p text:style-name="Standard"/>
      <text:p text:style-name="Standard">Options [</text:p>
      <text:p text:style-name="Standard"><text:tab/>[</text:p>
      <text:p text:style-name="Standard"><text:tab/><text:tab/>Number of<text:s/>REQUIRED</text:p>
      <text:p text:style-name="Standard"><text:tab/><text:tab/>Weapons to Gain</text:p>
      <text:p text:style-name="P2">]</text:p>
      <text:p text:style-name="P3">[</text:p>
      <text:p text:style-name="P4">Number of<text:s/>REQUIRED</text:p>
      <text:p text:style-name="Standard"><text:tab/><text:tab/>Wargear to Gain</text:p>
      <text:p text:style-name="P5">]</text:p>
      <text:p text:style-name="P6">Points<text:s/>REQUIRED</text:p>
      <text:p text:style-name="P7"/>
      <text:p text:style-name="Standard">] (if only one then inline, otherwise dotpoints)</text:p>
      <text:p text:style-name="Standard"/>
      <text:p text:style-name="Standard"/>
      <text:p text:style-name="P8"/>
      <text:p text:style-name="Standard"/>
      <text:p text:style-name="Standard">OLD</text:p>
      <text:p text:style-name="Standard"/>
      <text:p text:style-name="Standard">Replace via equipment</text:p>
      <text:p text:style-name="Standard"><text:tab/>-Any number of models can each have their lasguns may replaced with ___</text:p>
      <text:p text:style-name="Standard"><text:tab/>-Up to 2 models can each have their ___ replaced with one of the following:</text:p>
      <text:p text:style-name="Standard"/>
      <text:p text:style-name="Standard">Replace via<text:s/>model and equipment</text:p>
      <text:p text:style-name="Standard"><text:tab/>-Any number of guardsman can</text:p>
      <text:p text:style-name="Standard"><text:tab/>-Up to 4 Kasirkin Troopers can each have have their hot-shot lasgun replaced with on eof<text:s/><text:tab/>the following:</text:p>
      <text:p text:style-name="Standard"><text:tab/>-1 Kasrkin Trooper’s hot-shot lasgun can be replaced with 1 hot-shot laspistol and 1</text:p>
      <text:p text:style-name="Standard"><text:tab/>melta mine.</text:p>
      <text:p text:style-name="Standard"/>
      <text:p text:style-name="Standard"/>
      <text:p text:style-name="Standard">Equip via nothing</text:p>
      <text:p text:style-name="Standard"><text:tab/>-Any number of models can be equipped with up to two of the following, and can take<text:s/><text:tab/>duplicates</text:p>
      <text:p text:style-name="Standard"/>
      <text:p text:style-name="Standard">Equip via model</text:p>
      <text:p text:style-name="Standard"><text:tab/>-A guardsman sergeant can be equipped with 1 power saber</text:p>
      <text:p text:style-name="Standard"/>
      <text:p text:style-name="Standard">Equip via equipment</text:p>
      <text:p text:style-name="Standard"><text:tab/>-A model with a lasgun can take a voxcaster</text:p>
      <text:p text:style-name="Standard"/>
      <text:p text:style-name="Standard">Equip via model and equipment</text:p>
      <text:p text:style-name="Standard"><text:tab/>- 1 Kasrkin Trooper equipped with a hot-shot lasgun can be equipped with 1 vox-caster (that</text:p>
      <text:p text:style-name="Standard"><text:tab/>model’s hot-shot lasgun cannot be replaced).</text:p>
      <text:p text:style-name="Standard"/>
      <text:p text:style-name="Standard"/>
      <text:p text:style-name="Standard"/>
      <text:p text:style-name="Standard">This model equip</text:p>
      <text:p text:style-name="Standard"/>
      <text:p text:style-name="Standard">This model replace via equipment</text:p>
      <text:p text:style-name="Standard"/>
      <text:p text:style-name="Standard"/>
      <text:p text:style-name="Standard"/>
      <text:p text:style-name="Standard">models (0 to many)</text:p>
      <text:p text:style-name="Standard">limit times this can be taken (0 to 10)</text:p>
      <text:p text:style-name="Standard">for every (2 to 10) [optional]</text:p>
      <text:p text:style-name="Standard">weapons to replace (0 to many)</text:p>
      <text:p text:style-name="Standard">equipment to replace (0 to many)</text:p>
      <text:p text:style-name="Standard">weapons to gain (0 to many)</text:p>
      <text:p text:style-name="Standard">equipment to gain (0 to many)</text:p>
      <text:p text:style-name="Standard">cannot be replaced</text:p>
      <text:p text:style-name="Standard">restrict duplicates (overall)</text:p>
      <text:p text:style-name="Standard"><text:tab/>restrict duplicates (for a specific piece of equipment i.e. drones)</text:p>
      <text:p text:style-name="Standard">Special restriction note (look at Tau Crisis suits limiting to 3 ranged weapon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游ゴシック Light" svg:font-family="游ゴシック Light" style:font-family-generic="modern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游明朝" svg:font-family="游明朝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AU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empsey</dc:creator>
    <meta:creation-date>2023-09-15T18:55:00Z</meta:creation-date>
    <dc:date>2023-10-01T08:14:00Z</dc:date>
    <meta:template xlink:href="Normal.dotm" xlink:type="simple"/>
    <meta:editing-cycles>43</meta:editing-cycles>
    <meta:editing-duration>PT5580S</meta:editing-duration>
    <meta:document-statistic meta:page-count="2" meta:paragraph-count="4" meta:word-count="310" meta:character-count="2075" meta:row-count="14" meta:non-whitespace-character-count="1769"/>
  </office:meta>
</office:document-meta>
</file>